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CC80000012C572E9921261FA2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97266" officeooo:paragraph-rsid="00097266"/>
    </style:style>
    <style:style style:name="P2" style:family="paragraph" style:parent-style-name="Standard">
      <style:text-properties officeooo:paragraph-rsid="000ae9d0"/>
    </style:style>
    <style:style style:name="P3" style:family="paragraph" style:parent-style-name="Standard">
      <style:text-properties officeooo:rsid="000bce78" officeooo:paragraph-rsid="000bce78"/>
    </style:style>
    <style:style style:name="P4" style:family="paragraph" style:parent-style-name="Standard">
      <style:text-properties officeooo:paragraph-rsid="000cfa8f"/>
    </style:style>
    <style:style style:name="P5" style:family="paragraph" style:parent-style-name="Standard">
      <style:text-properties officeooo:rsid="000cfd69" officeooo:paragraph-rsid="000cfd69"/>
    </style:style>
    <style:style style:name="P6" style:family="paragraph" style:parent-style-name="Standard">
      <style:text-properties officeooo:rsid="000ebc01" officeooo:paragraph-rsid="000ebc01"/>
    </style:style>
    <style:style style:name="P7" style:family="paragraph" style:parent-style-name="Preformatted_20_Text">
      <style:text-properties officeooo:rsid="00097266" officeooo:paragraph-rsid="00097266"/>
    </style:style>
    <style:style style:name="P8" style:family="paragraph" style:parent-style-name="Preformatted_20_Text">
      <style:text-properties officeooo:paragraph-rsid="00097266"/>
    </style:style>
    <style:style style:name="P9" style:family="paragraph" style:parent-style-name="Standard">
      <style:text-properties fo:font-weight="bold" officeooo:rsid="000fcf9a" officeooo:paragraph-rsid="000fcf9a" style:font-weight-asian="bold" style:font-weight-complex="bold"/>
    </style:style>
    <style:style style:name="P10" style:family="paragraph" style:parent-style-name="Standard">
      <style:text-properties fo:font-weight="normal" officeooo:rsid="000fcf9a" officeooo:paragraph-rsid="000fcf9a" style:font-weight-asian="normal" style:font-weight-complex="normal"/>
    </style:style>
    <style:style style:name="P11" style:family="paragraph" style:parent-style-name="Standard">
      <style:text-properties fo:font-weight="normal" officeooo:rsid="00105a41" officeooo:paragraph-rsid="00105a41" style:font-weight-asian="normal" style:font-weight-complex="normal"/>
    </style:style>
    <style:style style:name="P12" style:family="paragraph" style:parent-style-name="Standard">
      <style:text-properties fo:font-weight="normal" officeooo:rsid="0011289a" officeooo:paragraph-rsid="0011289a" style:font-weight-asian="normal" style:font-weight-complex="normal"/>
    </style:style>
    <style:style style:name="P13" style:family="paragraph" style:parent-style-name="Preformatted_20_Text">
      <style:text-properties fo:font-weight="normal" officeooo:rsid="00105a41" officeooo:paragraph-rsid="00105a41" style:font-weight-asian="normal" style:font-weight-complex="normal"/>
    </style:style>
    <style:style style:name="P14" style:family="paragraph" style:parent-style-name="Preformatted_20_Text">
      <style:paragraph-properties fo:margin-top="0in" fo:margin-bottom="0.1965in" loext:contextual-spacing="false"/>
    </style:style>
    <style:style style:name="T1" style:family="text">
      <style:text-properties officeooo:rsid="000a833f"/>
    </style:style>
    <style:style style:name="T2" style:family="text">
      <style:text-properties officeooo:rsid="000cfa8f"/>
    </style:style>
    <style:style style:name="T3" style:family="text">
      <style:text-properties officeooo:rsid="000cfd69"/>
    </style:style>
    <style:style style:name="T4" style:family="text">
      <style:text-properties officeooo:rsid="000fcf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ome first 121 pairs:</text:p>
      <text:p text:style-name="P7"><text:s/>1 <text:bookmark text:name="LC183873.1_1"/><text:s/>tgacaatgac catgagcccc aaatatcccc cgggggctta gagcctccca gtgaaaaaca</text:p>
      <text:p text:style-name="P8">61 <text:bookmark text:name="LC183873.1_61"/><text:s/>tttccgcgaa acagaagtct gaaaaggtca gggcccagac taaggctctg acgtctcccc </text:p>
      <text:p text:style-name="P8">121 <text:bookmark text:name="LC183873.1_121"/>ccggagggac agctcagcac cggctcaggc taggccctga cgtgtccccc tgaagacaaa</text:p>
      <text:p text:style-name="P2"><text:span text:style-name="T1">source: </text:span><text:a xlink:type="simple" xlink:href="https://www.ncbi.nlm.nih.gov/nuccore/LC183873.1" text:style-name="Internet_20_link" text:visited-style-name="Visited_20_Internet_20_Link"><text:span text:style-name="T1">https://www.ncbi.nlm.nih.gov/nuccore/LC183873.1</text:span></text:a><text:span text:style-name="T1"> </text:span></text:p>
      <text:p text:style-name="P2"><text:span text:style-name="T1">Aminosäuren des 1. 5'3' </text:span>Frames <text:s/>:</text:p>
      <text:p text:style-name="P2">-Q-P-APNIPRGLRASQ-KTFPRNRSLKRSGPRLRL-RLPPEGQLSTGSG-ALTCPPEDKS-AQTSGKPPEPPISSPCLSSRPQALTTTPHLKKLFMARIWLNKLTGVYKSVETVQEGARISPSRARRPT-GRHPRRLSRVLPPPACGAS-TASAV-VSLELRSRPGLCPALPWSLPRLSRFSTLCLTLLAQLCVFVSFSVLRRYRSKVPPLSLSFTTDCRLGPRPSTGDSVGSEPATAHSIALSRRET-YTVGGSSGIRAPLYSLGN</text:p>
      <text:p text:style-name="P3"/>
      <text:p text:style-name="P3"/>
      <text:p text:style-name="P3">Vermutungsteil</text:p>
      <text:p text:style-name="P3">Aufgabe a: </text:p>
      <text:p text:style-name="P3">Da wir auf Basis von Buchstaben arbeiten, bedeutet weniger Buchstaben weniger Rechenaufwand <text:span text:style-name="T3">und weniger Speicherbedarf. Bei weiterer Überlegung ist das aber nicht unbedingt der Fall, wenn die Buchstaben als Zahlen dargestellt werden wie bei fasterfrequentwords und die Basis bei Aminosäuren damit um einiges höher wäre. </text:span></text:p>
      <text:p text:style-name="P5">Ein anderer Aspekt ist, dass die Merkmale nach denen wir suchen in der DNA (aus informationstechnischer Sicht) noch komprimiert sind.<text:tab/></text:p>
      <text:p text:style-name="P6">Aufgabe b:</text:p>
      <text:p text:style-name="P6">Es ist sinnvoll alle Frames zu untersuchen, da man so nichts übersieht und fest<text:span text:style-name="T4">st</text:span>ellen kann wie sich die Frames unterscheiden und ob Proteine vielleicht sogar in mehreren Auftreten.</text:p>
      <text:p text:style-name="P4"><text:span text:style-name="T2">Logo: </text:span>Retroviral aspartyl protease http://pfam.xfam.org/family/PF00077.19#tabview=tab4</text:p>
      <text:p text:style-name="P9"><draw:frame draw:style-name="fr1" draw:name="Image1" text:anchor-type="paragraph" svg:width="6.6929in" svg:height="0.6134in" draw:z-index="0"><draw:image xlink:href="Pictures/1000000000000CC80000012C572E9921261FA294.png" xlink:type="simple" xlink:show="embed" xlink:actuate="onLoad" loext:mime-type="image/png"/></draw:frame>Weiterhin sollen sie eine kurze Einschätzung abgeben, wie ähnlich das Logo zu ihrer Suchsequenz ist</text:p>
      <text:p text:style-name="P10">Ich hab keinen blassen Schimmer, da alle online-logo-erstell-Eingabemasken die ich ergoogeln konnte mir kein LOGO für meine Suchseqzenz erstellen wollten. </text:p>
      <text:p text:style-name="P11">Malaria Mücken Virus Genom: <text:a xlink:type="simple" xlink:href="https://www.ncbi.nlm.nih.gov/nuccore/NC_011317.1" text:style-name="Internet_20_link" text:visited-style-name="Visited_20_Internet_20_Link">https://www.ncbi.nlm.nih.gov/nuccore/NC_011317.1</text:a></text:p>
      <text:p text:style-name="P13"><text:s/>1 <text:bookmark text:name="NC_011317.1_1"/>agtattattc cgtgatacgg atactgtaag atacagatgt aatacatcgt ttctaataga</text:p>
      <text:p text:style-name="Preformatted_20_Text"><text:s text:c="7"/>61 <text:bookmark text:name="NC_011317.1_61"/>aactgtatct tacagtatcc gtatcacgga ataatacttt ttatatggat tatggactta</text:p>
      <text:p text:style-name="P14"><text:s text:c="6"/>121 <text:bookmark text:name="NC_011317.1_121"/>tatcaaattc ctatatggat cactggaggt ggaaaataag agaaaaacat aaggtggaaa</text:p>
      <text:p text:style-name="P11"/>
      <text:p text:style-name="P12">AS-sequenz</text:p>
      <text:p text:style-name="P12">SIIP-YGYCKIQM-YIVSNRNCILQYPYHGIILFIWIMDLYQIPIWITGGGK-EKNIRWKLSLFSTHKYNLNFHYHMVHPYGSLEVENKKKT-GGN-AYSPHTNTTLISTTTWSTPI-GVQKERRIE—</text:p>
      <text:p text:style-name="P12">kann kein HMM profil finden. <text:a xlink:type="simple" xlink:href="https://www.youtube.com/watch?v=Fy3rjQGc6lA" text:style-name="Internet_20_link" text:visited-style-name="Visited_20_Internet_20_Link">https://www.youtube.com/watch?v=Fy3rjQGc6l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20:14:43.037543036</meta:creation-date>
    <dc:date>2018-07-03T14:26:01.401052084</dc:date>
    <meta:editing-duration>PT3H12M14S</meta:editing-duration>
    <meta:editing-cycles>11</meta:editing-cycles>
    <meta:generator>LibreOffice/5.4.6.2$Linux_X86_64 LibreOffice_project/40m0$Build-2</meta:generator>
    <meta:document-statistic meta:table-count="0" meta:image-count="1" meta:object-count="0" meta:page-count="1" meta:paragraph-count="23" meta:word-count="206" meta:character-count="2102" meta:non-whitespace-character-count="1895"/>
  </office:meta>
</office:document-meta>
</file>